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F7000000B66A3C9090B0BC5555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harlie Text" svg:font-family="'Charlie Text'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2.242cm"/>
    </style:style>
    <style:style style:name="Tableau1.B" style:family="table-column">
      <style:table-column-properties style:column-width="2.499cm"/>
    </style:style>
    <style:style style:name="Tableau1.C" style:family="table-column">
      <style:table-column-properties style:column-width="4.001cm"/>
    </style:style>
    <style:style style:name="Tableau1.D" style:family="table-column">
      <style:table-column-properties style:column-width="7.2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93cm" fo:margin-left="0cm" fo:margin-top="0cm" fo:margin-bottom="0cm" table:align="left" style:writing-mode="lr-tb"/>
    </style:style>
    <style:style style:name="Tableau2.A" style:family="table-column">
      <style:table-column-properties style:column-width="1.24cm"/>
    </style:style>
    <style:style style:name="Tableau2.B" style:family="table-column">
      <style:table-column-properties style:column-width="14.75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1.242cm"/>
    </style:style>
    <style:style style:name="Tableau3.B" style:family="table-column">
      <style:table-column-properties style:column-width="14.74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0.988cm"/>
    </style:style>
    <style:style style:name="Tableau4.B" style:family="table-column">
      <style:table-column-properties style:column-width="7.004cm"/>
    </style:style>
    <style:style style:name="Tableau4.C" style:family="table-column">
      <style:table-column-properties style:column-width="7.99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1.242cm"/>
    </style:style>
    <style:style style:name="Tableau5.B" style:family="table-column">
      <style:table-column-properties style:column-width="5.502cm"/>
    </style:style>
    <style:style style:name="Tableau5.C" style:family="table-column">
      <style:table-column-properties style:column-width="9.24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5.984cm" fo:margin-left="0.009cm" fo:margin-top="0cm" fo:margin-bottom="0cm" table:align="left" style:writing-mode="lr-tb"/>
    </style:style>
    <style:style style:name="Tableau6.A" style:family="table-column">
      <style:table-column-properties style:column-width="0.99cm"/>
    </style:style>
    <style:style style:name="Tableau6.B" style:family="table-column">
      <style:table-column-properties style:column-width="9.617cm"/>
    </style:style>
    <style:style style:name="Tableau6.C" style:family="table-column">
      <style:table-column-properties style:column-width="5.37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5.984cm" fo:margin-left="0.009cm" fo:margin-top="0cm" fo:margin-bottom="0cm" table:align="left" style:writing-mode="lr-tb"/>
    </style:style>
    <style:style style:name="Tableau7.A" style:family="table-column">
      <style:table-column-properties style:column-width="5.327cm"/>
    </style:style>
    <style:style style:name="Tableau7.B" style:family="table-column">
      <style:table-column-properties style:column-width="10.656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4" style:family="table-row">
      <style:table-row-properties style:min-row-height="0.542cm" fo:keep-together="auto"/>
    </style:style>
    <style:style style:name="Tableau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5.984cm" fo:margin-left="0.009cm" fo:margin-top="0cm" fo:margin-bottom="0cm" table:align="left" style:writing-mode="lr-tb"/>
    </style:style>
    <style:style style:name="Tableau8.A" style:family="table-column">
      <style:table-column-properties style:column-width="1.242cm"/>
    </style:style>
    <style:style style:name="Tableau8.B" style:family="table-column">
      <style:table-column-properties style:column-width="14.741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5.984cm" fo:margin-left="0.009cm" fo:margin-top="0cm" fo:margin-bottom="0cm" table:align="left" style:writing-mode="lr-tb"/>
    </style:style>
    <style:style style:name="Tableau9.A" style:family="table-column">
      <style:table-column-properties style:column-width="5.327cm"/>
    </style:style>
    <style:style style:name="Tableau9.B" style:family="table-column">
      <style:table-column-properties style:column-width="5.329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1f386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C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2.328cm"/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Frame_20_contents">
      <style:paragraph-properties fo:text-align="center" style:justify-single-word="false" fo:padding-left="0cm" fo:padding-right="0cm" fo:padding-top="0.035cm" fo:padding-bottom="0cm" fo:border-left="none" fo:border-right="none" fo:border-top="0.51pt solid #7f7f7f" fo:border-bottom="none"/>
      <style:text-properties fo:color="#8eaadb" loext:opacity="100%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margin-left="1.52cm" fo:margin-right="0cm" fo:text-indent="-1.02cm" style:auto-text-indent="false"/>
    </style:style>
    <style:style style:name="P7" style:family="paragraph" style:parent-style-name="Heading_20_3">
      <style:paragraph-properties fo:margin-left="2.57cm" fo:margin-right="0cm" fo:text-indent="-1.27cm" style:auto-text-indent="false"/>
    </style:style>
    <style:style style:name="P8" style:family="paragraph" style:parent-style-name="No_20_Spacing">
      <style:paragraph-properties fo:text-align="end" style:justify-single-word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 style:master-page-name="First_20_Page">
      <style:paragraph-properties style:page-number="1"/>
      <style:text-properties fo:font-size="1pt" style:font-size-asian="1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style:language-asian="fr" style:country-asian="FR"/>
    </style:style>
    <style:style style:name="P13" style:family="paragraph" style:parent-style-name="Standard">
      <style:paragraph-properties>
        <style:tab-stops>
          <style:tab-stop style:position="13.494cm"/>
        </style:tab-stops>
      </style:paragraph-properties>
    </style:style>
    <style:style style:name="P14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language-asian="fr" style:country-asian="FR"/>
    </style:style>
    <style:style style:name="P16" style:family="paragraph" style:parent-style-name="Standard">
      <style:paragraph-properties fo:margin-left="2.57cm" fo:margin-right="0cm" fo:text-indent="-1.27cm" style:auto-text-indent="false"/>
      <style:text-properties officeooo:rsid="0016940e" officeooo:paragraph-rsid="0016940e"/>
    </style:style>
    <style:style style:name="P17" style:family="paragraph" style:parent-style-name="TOC_20_Heading">
      <style:paragraph-properties fo:break-before="page"/>
    </style:style>
    <style:style style:name="P18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fr" style:country-asian="FR" style:font-weight-asian="bold" style:font-name-complex="F" style:font-size-complex="11pt" style:language-complex="ar" style:country-complex="SA"/>
    </style:style>
    <style:style style:name="P19" style:family="paragraph" style:parent-style-name="Table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392cm"/>
        </style:tab-stops>
      </style:paragraph-properties>
      <style:text-properties style:font-name="Calibri" fo:font-size="11pt" fo:language="fr" fo:country="FR" fo:font-weight="bold" style:letter-kerning="false" style:font-name-asian="Calibri1" style:font-size-asian="11pt" style:language-asian="fr" style:country-asian="FR" style:font-weight-asian="bold" style:font-name-complex="F" style:font-size-complex="11pt" style:language-complex="ar" style:country-complex="SA"/>
    </style:style>
    <style:style style:name="P20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1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f840e" officeooo:paragraph-rsid="000f840e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2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21b11" officeooo:paragraph-rsid="00121b11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3" style:family="paragraph" style:parent-style-name="Table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fo:language="fr" fo:country="FR" officeooo:rsid="0013b4e0" officeooo:paragraph-rsid="0013b4e0" style:letter-kerning="false" style:font-name-asian="Calibri1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Table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fo:language="fr" fo:country="FR" officeooo:rsid="0013b4e0" officeooo:paragraph-rsid="0013e8ef" style:letter-kerning="false" style:font-name-asian="Calibri1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3b4e0" officeooo:paragraph-rsid="0013b4e0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6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3e8ef" officeooo:paragraph-rsid="0013e8ef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7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5b82c" officeooo:paragraph-rsid="0015b82c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8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6940e" officeooo:paragraph-rsid="0016940e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29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f6547" officeooo:paragraph-rsid="000f654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Table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f840e" officeooo:paragraph-rsid="000f840e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Table">
      <style:paragraph-properties fo:margin-left="0.635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fr" style:country-asian="FR" style:font-name-complex="F" style:font-size-complex="11pt" style:language-complex="ar" style:country-complex="SA"/>
    </style:style>
    <style:style style:name="P32" style:family="paragraph" style:parent-style-name="Text_20_body">
      <style:text-properties fo:font-variant="normal" fo:text-transform="none" fo:color="#091e42" loext:opacity="100%" style:font-name="Charlie Text" fo:font-size="15pt" fo:letter-spacing="normal" fo:font-style="normal" fo:font-weight="normal" officeooo:paragraph-rsid="000e4cf4"/>
    </style:style>
    <style:style style:name="P33" style:family="paragraph" style:parent-style-name="Text_20_body">
      <style:text-properties fo:font-variant="normal" fo:text-transform="none" fo:color="#091e42" loext:opacity="100%" style:font-name="Charlie Text" fo:font-size="15pt" fo:letter-spacing="normal" fo:font-style="normal" fo:font-weight="normal" officeooo:rsid="000e4cf4" officeooo:paragraph-rsid="000e4cf4"/>
    </style:style>
    <style:style style:name="P34" style:family="paragraph">
      <loext:graphic-properties draw:fill="none"/>
      <style:paragraph-properties fo:text-align="start"/>
      <style:text-properties fo:color="#000000" loext:opacity="100%" fo:font-size="18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472c4" loext:opacity="100%" fo:font-size="18pt" style:font-size-asian="18pt" style:font-size-complex="18pt"/>
    </style:style>
    <style:style style:name="T2" style:family="text">
      <style:text-properties fo:text-transform="uppercase" fo:color="#8496b0" loext:opacity="100%" style:font-name="Calibri Light" fo:font-size="32pt" style:font-name-asian="F" style:font-size-asian="32pt" style:font-name-complex="F" style:font-size-complex="32pt"/>
    </style:style>
    <style:style style:name="T3" style:family="text">
      <style:text-properties fo:text-transform="uppercase" fo:color="#8496b0" loext:opacity="100%" style:font-name="Calibri Light" fo:font-size="34pt" fo:language="fr" fo:country="FR" style:font-name-asian="F" style:font-size-asian="34pt" style:font-name-complex="F" style:font-size-complex="34pt"/>
    </style:style>
    <style:style style:name="T4" style:family="text">
      <style:text-properties style:font-name-asian="Times New Roman" style:language-asian="fr" style:country-asian="FR"/>
    </style:style>
    <style:style style:name="T5" style:family="text">
      <style:text-properties fo:font-size="11pt" style:font-name-asian="F" style:font-size-asian="11pt" style:language-asian="fr" style:country-asian="FR"/>
    </style:style>
    <style:style style:name="T6" style:family="text">
      <style:text-properties text:display="true"/>
    </style:style>
    <style:style style:name="T7" style:family="text">
      <style:text-properties style:language-asian="fr" style:country-asian="FR"/>
    </style:style>
    <style:style style:name="T8" style:family="text">
      <style:text-properties officeooo:rsid="000d05b1" style:language-asian="fr" style:country-asian="FR"/>
    </style:style>
    <style:style style:name="T9" style:family="text">
      <style:text-properties fo:font-weight="bold" style:language-asian="fr" style:country-asian="FR" style:font-weight-asian="bold"/>
    </style:style>
    <style:style style:name="T10" style:family="text">
      <style:text-properties fo:color="#8eaadb" loext:opacity="100%"/>
    </style:style>
    <style:style style:name="T11" style:family="text">
      <style:text-properties style:font-size-asian="12pt" style:language-asian="fr" style:country-asian="FR"/>
    </style:style>
    <style:style style:name="T12" style:family="text">
      <style:text-properties officeooo:rsid="000d05b1" style:font-size-asian="12pt" style:language-asian="fr" style:country-asian="FR"/>
    </style:style>
    <style:style style:name="T13" style:family="text">
      <style:text-properties officeooo:rsid="000e4cf4" style:font-size-asian="12pt" style:language-asian="fr" style:country-asian="FR"/>
    </style:style>
    <style:style style:name="T14" style:family="text">
      <style:text-properties officeooo:rsid="000f840e"/>
    </style:style>
    <style:style style:name="T15" style:family="text">
      <style:text-properties officeooo:rsid="0011b255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4.687cm" fo:min-width="15.97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center" style:horizontal-rel="page-content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34cm" fo:min-width="1.065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loext:vertical-rel="page-content-bottom" style:horizontal-pos="center" style:horizontal-rel="page-end-margin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><draw:custom-shape text:anchor-type="paragraph" style:rel-width="77%" draw:z-index="5" draw:name="Zone de texte 69" draw:style-name="gr2" draw:text-style-name="P34" svg:width="16.56cm" svg:height="0.773cm" svg:x="2.221cm" svg:y="23.92cm"><text:p text:style-name="P8"><text:span text:style-name="T1">06/10/2021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custom-shape text:anchor-type="paragraph" style:rel-width="77%" draw:z-index="6" draw:name="Zone de texte 62" draw:style-name="gr1" draw:text-style-name="P34" svg:width="16.484cm" svg:height="4.94cm" svg:x="-0.242cm" svg:y="3.928cm"><text:p text:style-name="P9"><text:span text:style-name="T2">Charte de projet</text:span></text:p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7">Table des matières</text:p>
          </text:index-title>
          <text:p text:style-name="P1"><text:a xlink:type="simple" xlink:href="#_Toc84367031" text:style-name="Index_20_Link" text:visited-style-name="Index_20_Link"><text:span text:style-name="T4">1</text:span></text:a><text:a xlink:type="simple" xlink:href="#_Toc84367031" text:style-name="Index_20_Link" text:visited-style-name="Index_20_Link"><text:span text:style-name="T5"><text:tab/></text:span></text:a><text:a xlink:type="simple" xlink:href="#_Toc84367031" text:style-name="Index_20_Link" text:visited-style-name="Index_20_Link"><text:span text:style-name="T4">Suivi des modifications des documents</text:span></text:a><text:a xlink:type="simple" xlink:href="#_Toc84367031" text:style-name="Index_20_Link" text:visited-style-name="Index_20_Link"><text:span text:style-name="T6"><text:tab/>3</text:span></text:a></text:p>
          <text:p text:style-name="P1"><text:a xlink:type="simple" xlink:href="#_Toc84367032" text:style-name="Index_20_Link" text:visited-style-name="Index_20_Link"><text:span text:style-name="T4">2</text:span></text:a><text:a xlink:type="simple" xlink:href="#_Toc84367032" text:style-name="Index_20_Link" text:visited-style-name="Index_20_Link"><text:span text:style-name="T5"><text:tab/></text:span></text:a><text:a xlink:type="simple" xlink:href="#_Toc84367032" text:style-name="Index_20_Link" text:visited-style-name="Index_20_Link"><text:span text:style-name="T4">Aperçu du projet</text:span></text:a><text:a xlink:type="simple" xlink:href="#_Toc84367032" text:style-name="Index_20_Link" text:visited-style-name="Index_20_Link"><text:span text:style-name="T6"><text:tab/>3</text:span></text:a></text:p>
          <text:p text:style-name="P2"><text:a xlink:type="simple" xlink:href="#_Toc84367033" text:style-name="Index_20_Link" text:visited-style-name="Index_20_Link"><text:span text:style-name="T4">2.1</text:span></text:a><text:a xlink:type="simple" xlink:href="#_Toc84367033" text:style-name="Index_20_Link" text:visited-style-name="Index_20_Link"><text:span text:style-name="T5"><text:tab/></text:span></text:a><text:a xlink:type="simple" xlink:href="#_Toc84367033" text:style-name="Index_20_Link" text:visited-style-name="Index_20_Link"><text:span text:style-name="T4">Résumé du projet</text:span></text:a><text:a xlink:type="simple" xlink:href="#_Toc84367033" text:style-name="Index_20_Link" text:visited-style-name="Index_20_Link"><text:span text:style-name="T6"><text:tab/>3</text:span></text:a></text:p>
          <text:p text:style-name="P2"><text:a xlink:type="simple" xlink:href="#_Toc84367034" text:style-name="Index_20_Link" text:visited-style-name="Index_20_Link"><text:span text:style-name="T4">2.2</text:span></text:a><text:a xlink:type="simple" xlink:href="#_Toc84367034" text:style-name="Index_20_Link" text:visited-style-name="Index_20_Link"><text:span text:style-name="T5"><text:tab/></text:span></text:a><text:a xlink:type="simple" xlink:href="#_Toc84367034" text:style-name="Index_20_Link" text:visited-style-name="Index_20_Link"><text:span text:style-name="T4">Objectifs du projet</text:span></text:a><text:a xlink:type="simple" xlink:href="#_Toc84367034" text:style-name="Index_20_Link" text:visited-style-name="Index_20_Link"><text:span text:style-name="T6"><text:tab/>3</text:span></text:a></text:p>
          <text:p text:style-name="P2"><text:a xlink:type="simple" xlink:href="#_Toc84367035" text:style-name="Index_20_Link" text:visited-style-name="Index_20_Link"><text:span text:style-name="T4">2.3</text:span></text:a><text:a xlink:type="simple" xlink:href="#_Toc84367035" text:style-name="Index_20_Link" text:visited-style-name="Index_20_Link"><text:span text:style-name="T5"><text:tab/></text:span></text:a><text:a xlink:type="simple" xlink:href="#_Toc84367035" text:style-name="Index_20_Link" text:visited-style-name="Index_20_Link"><text:span text:style-name="T4">Portée du projet</text:span></text:a><text:a xlink:type="simple" xlink:href="#_Toc84367035" text:style-name="Index_20_Link" text:visited-style-name="Index_20_Link"><text:span text:style-name="T6"><text:tab/>3</text:span></text:a></text:p>
          <text:p text:style-name="P3"><text:a xlink:type="simple" xlink:href="#_Toc84367036" text:style-name="Index_20_Link" text:visited-style-name="Index_20_Link"><text:span text:style-name="T7">2.3.1</text:span></text:a><text:a xlink:type="simple" xlink:href="#_Toc84367036" text:style-name="Index_20_Link" text:visited-style-name="Index_20_Link"><text:span text:style-name="T5"><text:tab/></text:span></text:a><text:a xlink:type="simple" xlink:href="#_Toc84367036" text:style-name="Index_20_Link" text:visited-style-name="Index_20_Link"><text:span text:style-name="T7">Définition de la portée</text:span></text:a><text:a xlink:type="simple" xlink:href="#_Toc84367036" text:style-name="Index_20_Link" text:visited-style-name="Index_20_Link"><text:span text:style-name="T6"><text:tab/>3</text:span></text:a></text:p>
          <text:p text:style-name="P3"><text:a xlink:type="simple" xlink:href="#_Toc84367037" text:style-name="Index_20_Link" text:visited-style-name="Index_20_Link"><text:span text:style-name="T7">2.3.2</text:span></text:a><text:a xlink:type="simple" xlink:href="#_Toc84367037" text:style-name="Index_20_Link" text:visited-style-name="Index_20_Link"><text:span text:style-name="T5"><text:tab/></text:span></text:a><text:a xlink:type="simple" xlink:href="#_Toc84367037" text:style-name="Index_20_Link" text:visited-style-name="Index_20_Link"><text:span text:style-name="T7">Critères de réussite</text:span></text:a><text:a xlink:type="simple" xlink:href="#_Toc84367037" text:style-name="Index_20_Link" text:visited-style-name="Index_20_Link"><text:span text:style-name="T6"><text:tab/>3</text:span></text:a></text:p>
          <text:p text:style-name="P3"><text:a xlink:type="simple" xlink:href="#_Toc84367038" text:style-name="Index_20_Link" text:visited-style-name="Index_20_Link"><text:span text:style-name="T7">2.3.3</text:span></text:a><text:a xlink:type="simple" xlink:href="#_Toc84367038" text:style-name="Index_20_Link" text:visited-style-name="Index_20_Link"><text:span text:style-name="T5"><text:tab/></text:span></text:a><text:a xlink:type="simple" xlink:href="#_Toc84367038" text:style-name="Index_20_Link" text:visited-style-name="Index_20_Link"><text:span text:style-name="T7">Critère de sortie</text:span></text:a><text:a xlink:type="simple" xlink:href="#_Toc84367038" text:style-name="Index_20_Link" text:visited-style-name="Index_20_Link"><text:span text:style-name="T6"><text:tab/>3</text:span></text:a></text:p>
          <text:p text:style-name="P3"><text:a xlink:type="simple" xlink:href="#_Toc84367039" text:style-name="Index_20_Link" text:visited-style-name="Index_20_Link"><text:span text:style-name="T7">2.3.4</text:span></text:a><text:a xlink:type="simple" xlink:href="#_Toc84367039" text:style-name="Index_20_Link" text:visited-style-name="Index_20_Link"><text:span text:style-name="T5"><text:tab/></text:span></text:a><text:a xlink:type="simple" xlink:href="#_Toc84367039" text:style-name="Index_20_Link" text:visited-style-name="Index_20_Link"><text:span text:style-name="T7">Exclusion</text:span></text:a><text:a xlink:type="simple" xlink:href="#_Toc84367039" text:style-name="Index_20_Link" text:visited-style-name="Index_20_Link"><text:span text:style-name="T6"><text:tab/>3</text:span></text:a></text:p>
          <text:p text:style-name="P2"><text:a xlink:type="simple" xlink:href="#_Toc84367040" text:style-name="Index_20_Link" text:visited-style-name="Index_20_Link"><text:span text:style-name="T4">2.4</text:span></text:a><text:a xlink:type="simple" xlink:href="#_Toc84367040" text:style-name="Index_20_Link" text:visited-style-name="Index_20_Link"><text:span text:style-name="T5"><text:tab/></text:span></text:a><text:a xlink:type="simple" xlink:href="#_Toc84367040" text:style-name="Index_20_Link" text:visited-style-name="Index_20_Link"><text:span text:style-name="T4">Jalons</text:span></text:a><text:a xlink:type="simple" xlink:href="#_Toc84367040" text:style-name="Index_20_Link" text:visited-style-name="Index_20_Link"><text:span text:style-name="T6"><text:tab/>4</text:span></text:a></text:p>
          <text:p text:style-name="P2"><text:a xlink:type="simple" xlink:href="#_Toc84367041" text:style-name="Index_20_Link" text:visited-style-name="Index_20_Link"><text:span text:style-name="T4">2.5</text:span></text:a><text:a xlink:type="simple" xlink:href="#_Toc84367041" text:style-name="Index_20_Link" text:visited-style-name="Index_20_Link"><text:span text:style-name="T5"><text:tab/></text:span></text:a><text:a xlink:type="simple" xlink:href="#_Toc84367041" text:style-name="Index_20_Link" text:visited-style-name="Index_20_Link"><text:span text:style-name="T4">Produits livrables</text:span></text:a><text:a xlink:type="simple" xlink:href="#_Toc84367041" text:style-name="Index_20_Link" text:visited-style-name="Index_20_Link"><text:span text:style-name="T6"><text:tab/>4</text:span></text:a></text:p>
          <text:p text:style-name="P2"><text:a xlink:type="simple" xlink:href="#_Toc84367042" text:style-name="Index_20_Link" text:visited-style-name="Index_20_Link"><text:span text:style-name="T7">2.6</text:span></text:a><text:a xlink:type="simple" xlink:href="#_Toc84367042" text:style-name="Index_20_Link" text:visited-style-name="Index_20_Link"><text:span text:style-name="T5"><text:tab/></text:span></text:a><text:a xlink:type="simple" xlink:href="#_Toc84367042" text:style-name="Index_20_Link" text:visited-style-name="Index_20_Link"><text:span text:style-name="T7">Contraintes</text:span></text:a><text:a xlink:type="simple" xlink:href="#_Toc84367042" text:style-name="Index_20_Link" text:visited-style-name="Index_20_Link"><text:span text:style-name="T6"><text:tab/>4</text:span></text:a></text:p>
          <text:p text:style-name="P1"><text:a xlink:type="simple" xlink:href="#_Toc84367043" text:style-name="Index_20_Link" text:visited-style-name="Index_20_Link"><text:span text:style-name="T4">3</text:span></text:a><text:a xlink:type="simple" xlink:href="#_Toc84367043" text:style-name="Index_20_Link" text:visited-style-name="Index_20_Link"><text:span text:style-name="T5"><text:tab/></text:span></text:a><text:a xlink:type="simple" xlink:href="#_Toc84367043" text:style-name="Index_20_Link" text:visited-style-name="Index_20_Link"><text:span text:style-name="T4">Organisation du projet</text:span></text:a><text:a xlink:type="simple" xlink:href="#_Toc84367043" text:style-name="Index_20_Link" text:visited-style-name="Index_20_Link"><text:span text:style-name="T6"><text:tab/>4</text:span></text:a></text:p>
          <text:p text:style-name="P2"><text:a xlink:type="simple" xlink:href="#_Toc84367044" text:style-name="Index_20_Link" text:visited-style-name="Index_20_Link"><text:span text:style-name="T4">3.1</text:span></text:a><text:a xlink:type="simple" xlink:href="#_Toc84367044" text:style-name="Index_20_Link" text:visited-style-name="Index_20_Link"><text:span text:style-name="T5"><text:tab/></text:span></text:a><text:a xlink:type="simple" xlink:href="#_Toc84367044" text:style-name="Index_20_Link" text:visited-style-name="Index_20_Link"><text:span text:style-name="T4">Rôles et responsabilités</text:span></text:a><text:a xlink:type="simple" xlink:href="#_Toc84367044" text:style-name="Index_20_Link" text:visited-style-name="Index_20_Link"><text:span text:style-name="T6"><text:tab/>4</text:span></text:a></text:p>
          <text:p text:style-name="P1"><text:a xlink:type="simple" xlink:href="#_Toc84367045" text:style-name="Index_20_Link" text:visited-style-name="Index_20_Link"><text:span text:style-name="T4">4</text:span></text:a><text:a xlink:type="simple" xlink:href="#_Toc84367045" text:style-name="Index_20_Link" text:visited-style-name="Index_20_Link"><text:span text:style-name="T5"><text:tab/></text:span></text:a><text:a xlink:type="simple" xlink:href="#_Toc84367045" text:style-name="Index_20_Link" text:visited-style-name="Index_20_Link"><text:span text:style-name="T4">Signature et approbation de la charte</text:span></text:a><text:a xlink:type="simple" xlink:href="#_Toc84367045" text:style-name="Index_20_Link" text:visited-style-name="Index_20_Link"><text:span text:style-name="T6"><text:tab/>5</text:span></text:a></text:p>
          <text:p text:style-name="P11"/>
        </text:index-body>
      </text:table-of-content>
      <text:p text:style-name="Standard"/>
      <text:h text:style-name="P5" text:outline-level="1"><text:span text:style-name="T4"><text:s/></text:span><text:bookmark-start text:name="_Toc84367031"/><text:span text:style-name="T4">Suivi des modifications des documents</text:span><text:bookmark-end text:name="_Toc8436703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Numéro de révision</text:p>
          </table:table-cell>
          <table:table-cell table:style-name="Tableau1.A1" office:value-type="string">
            <text:p text:style-name="P18">Date de publication</text:p>
          </table:table-cell>
          <table:table-cell table:style-name="Tableau1.A1" office:value-type="string">
            <text:p text:style-name="P18">Auteurs(s)</text:p>
          </table:table-cell>
          <table:table-cell table:style-name="Tableau1.A1" office:value-type="string">
            <text:p text:style-name="P18">Brève description du changement</text:p>
          </table:table-cell>
        </table:table-row>
        <table:table-row table:style-name="Tableau1.1">
          <table:table-cell table:style-name="Tableau1.A2" office:value-type="string">
            <text:p text:style-name="P20">1.0</text:p>
          </table:table-cell>
          <table:table-cell table:style-name="Tableau1.B2" office:value-type="string">
            <text:p text:style-name="P20">06/10/2021</text:p>
          </table:table-cell>
          <table:table-cell table:style-name="Tableau1.C2" office:value-type="string">
            <text:p text:style-name="P20">Adrien LAFFARGUE</text:p>
          </table:table-cell>
          <table:table-cell table:style-name="Tableau1.D2" office:value-type="string">
            <text:p text:style-name="P20">Création du document</text:p>
          </table:table-cell>
        </table:table-row>
      </table:table>
      <text:h text:style-name="Heading_20_1" text:outline-level="1"><text:bookmark-start text:name="_Toc84367032"/><text:span text:style-name="T4">Aperçu du projet</text:span><text:bookmark-end text:name="_Toc84367032"/><text:span text:style-name="T4"> </text:span></text:h>
      <text:h text:style-name="P6" text:outline-level="2"><text:bookmark-start text:name="_Toc84367033"/><text:span text:style-name="T4">Résumé du projet</text:span><text:bookmark-end text:name="_Toc84367033"/></text:h>
      <text:p text:style-name="P32"><text:span text:style-name="T8">Créer </text:span><text:span text:style-name="T7">outil de gestion </text:span><text:span text:style-name="T8">de</text:span><text:span text:style-name="T7"> travail </text:span><text:span text:style-name="T12">permettant à ses utilisateurs de visualiser leurs projets et l’</text:span><text:span text:style-name="T13">avancement</text:span><text:span text:style-name="T12"> </text:span><text:span text:style-name="T13">de ces derniers.</text:span></text:p>
      <text:p text:style-name="P32"><text:span text:style-name="T13">Il</text:span><text:span text:style-name="T12"> permettant au Scrum master de créer de nouveau</text:span><text:span text:style-name="T13">x</text:span><text:span text:style-name="T12"> projet et d’</text:span><text:span text:style-name="T13">y </text:span><text:span text:style-name="T12">inclure </text:span><text:span text:style-name="T13">l’</text:span><text:span text:style-name="T12">ensemble de ses collaborateurs </text:span><text:span text:style-name="T13">via une invitation</text:span><text:span text:style-name="T12">.</text:span></text:p>
      <text:p text:style-name="P33"><text:span text:style-name="T12">I</text:span><text:span text:style-name="T11">l permettra de visualiser l’ensemble des tâches à réaliser (Product Backlog) ainsi que les sprints avec les tâches qui lui sont affectés.</text:span></text:p>
      <text:p text:style-name="P33"><text:span text:style-name="T11">Ces dernières seront réparties dans des colonnes de KANBAN qui représente l’état d’avancement de chacune de ces tâches.</text:span></text:p>
      <text:p text:style-name="P33"><text:span text:style-name="T11">Chaque participant pourra exprimer ainsi le travail réalisé en déplaçant (drag and drop) la tâche qui y correspond dans la colonne représentant son état d’avancement.</text:span></text:p>
      <text:p text:style-name="P12"/>
      <text:h text:style-name="P6" text:outline-level="2"><text:bookmark-start text:name="_Toc84367034"/><text:span text:style-name="T4">Objectifs du projet</text:span><text:bookmark-end text:name="_Toc84367034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8">Objectifs</text:p>
          </table:table-cell>
        </table:table-row>
        <table:table-row table:style-name="Tableau2.1">
          <table:table-cell table:style-name="Tableau2.A2" office:value-type="string">
            <text:p text:style-name="P29">1</text:p>
          </table:table-cell>
          <table:table-cell table:style-name="Tableau2.B2" office:value-type="string">
            <text:p text:style-name="P29">Créer un outil de gestion de projet <text:span text:style-name="T14">en respectant la méthodologie </text:span><text:span text:style-name="T15">SCRUM et KANBAN (SCRUMBAN)</text:span><text:span text:style-name="T14">, livraison avant le 15/12/2021</text:span></text:p>
          </table:table-cell>
        </table:table-row>
        <table:table-row table:style-name="Tableau2.1">
          <table:table-cell table:style-name="Tableau2.A3" office:value-type="string">
            <text:p text:style-name="P30">5</text:p>
          </table:table-cell>
          <table:table-cell table:style-name="Tableau2.B3" office:value-type="string">
            <text:p text:style-name="P30"><text:span text:style-name="T15">Préparer une présentation de</text:span> l’ou<text:span text:style-name="T15">til et de l’ensemble de ces fonctionnalités pour le </text:span>17/12/2021. </text:p>
          </table:table-cell>
        </table:table-row>
      </table:table>
      <text:h text:style-name="P6" text:outline-level="2"><text:bookmark-start text:name="_Toc84367035"/><text:soft-page-break/><text:span text:style-name="T4">Portée du projet</text:span><text:bookmark-end text:name="_Toc84367035"/></text:h>
      <text:h text:style-name="P7" text:outline-level="3"><text:bookmark-start text:name="_Toc84367036"/><text:span text:style-name="T7">Définition de la portée</text:span><text:bookmark-end text:name="_Toc84367036"/></text:h>
      <text:p text:style-name="P16"><text:span text:style-name="T7">L’outil de gestion de projet permettra de créer FONCTION, CARATERISTIQUES et travzil a realiser</text:span></text:p>
      <text:h text:style-name="P7" text:outline-level="3"><text:bookmark-start text:name="_Toc84367037"/><text:span text:style-name="T7">Critères de réussite</text:span><text:bookmark-end text:name="_Toc84367037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N°</text:p>
          </table:table-cell>
          <table:table-cell table:style-name="Tableau3.A1" office:value-type="string">
            <text:p text:style-name="P18">Critères de réussite</text:p>
          </table:table-cell>
        </table:table-row>
        <table:table-row table:style-name="Tableau3.1">
          <table:table-cell table:style-name="Tableau3.A2" office:value-type="string">
            <text:p text:style-name="P21">1</text:p>
          </table:table-cell>
          <table:table-cell table:style-name="Tableau3.B2" office:value-type="string">
            <text:p text:style-name="P22">Livraison l’outil de gestion de projet respectant l’ensemble des fonctionnalités attendu par le client le 15/12/2021</text:p>
          </table:table-cell>
        </table:table-row>
      </table:table>
      <text:p text:style-name="P12"/>
      <text:h text:style-name="P7" text:outline-level="3"><text:bookmark-start text:name="_Toc84367038"/><text:span text:style-name="T7">Critère de sortie</text:span><text:bookmark-end text:name="_Toc84367038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>N°</text:p>
          </table:table-cell>
          <table:table-cell table:style-name="Tableau4.A1" office:value-type="string">
            <text:p text:style-name="P18">Critère de sortie</text:p>
          </table:table-cell>
          <table:table-cell table:style-name="Tableau4.A1" office:value-type="string">
            <text:p text:style-name="P19">Conséquence</text:p>
          </table:table-cell>
        </table:table-row>
        <table:table-row table:style-name="Tableau4.1">
          <table:table-cell table:style-name="Tableau4.A2" office:value-type="string">
            <text:p text:style-name="P27">1</text:p>
          </table:table-cell>
          <table:table-cell table:style-name="Tableau4.B2" office:value-type="string">
            <text:p text:style-name="P22">Livraison tardive </text:p>
          </table:table-cell>
          <table:table-cell table:style-name="Tableau4.C2" office:value-type="string">
            <text:p text:style-name="P23">Dépassement de la date de livraison le 15/12/2021</text:p>
          </table:table-cell>
        </table:table-row>
        <table:table-row table:style-name="Tableau4.1">
          <table:table-cell table:style-name="Tableau4.A3" office:value-type="string">
            <text:p text:style-name="P27">2</text:p>
          </table:table-cell>
          <table:table-cell table:style-name="Tableau4.B3" office:value-type="string">
            <text:p text:style-name="P22">Produit non conforme aux attentes du client</text:p>
          </table:table-cell>
          <table:table-cell table:style-name="Tableau4.C3" office:value-type="string">
            <text:p text:style-name="P23">Fonctionnalités manquantes, produit difficile d’utilisation ou manquant d’ergonomie.</text:p>
          </table:table-cell>
        </table:table-row>
        <table:table-row table:style-name="Tableau4.1">
          <table:table-cell table:style-name="Tableau4.A4" office:value-type="string">
            <text:p text:style-name="P27">3</text:p>
          </table:table-cell>
          <table:table-cell table:style-name="Tableau4.B4" office:value-type="string">
            <text:p text:style-name="P25">Mauvaise présentation</text:p>
          </table:table-cell>
          <table:table-cell table:style-name="Tableau4.C4" office:value-type="string">
            <text:p text:style-name="P23">Présentation pas claire</text:p>
          </table:table-cell>
        </table:table-row>
      </table:table>
      <text:p text:style-name="P12"/>
      <text:h text:style-name="P7" text:outline-level="3"><text:bookmark-start text:name="_Toc84367039"/><text:span text:style-name="T7">Exclusion</text:span><text:bookmark-end text:name="_Toc84367039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8">N°</text:p>
          </table:table-cell>
          <table:table-cell table:style-name="Tableau5.A1" office:value-type="string">
            <text:p text:style-name="P18">Exclusion du projet</text:p>
          </table:table-cell>
          <table:table-cell table:style-name="Tableau5.A1" office:value-type="string">
            <text:p text:style-name="P18">Description</text:p>
          </table:table-cell>
        </table:table-row>
        <table:table-row table:style-name="Tableau5.1">
          <table:table-cell table:style-name="Tableau5.A2" office:value-type="string">
            <text:p text:style-name="P25"/>
          </table:table-cell>
          <table:table-cell table:style-name="Tableau5.B2" office:value-type="string">
            <text:p text:style-name="P25"/>
          </table:table-cell>
          <table:table-cell table:style-name="Tableau5.C2" office:value-type="string">
            <text:p text:style-name="P23"/>
          </table:table-cell>
        </table:table-row>
      </table:table>
      <text:p text:style-name="P15"/>
      <text:h text:style-name="P6" text:outline-level="2"><text:bookmark-start text:name="_Toc84367040"/><text:span text:style-name="T4">Jalons</text:span><text:bookmark-end text:name="_Toc84367040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8">N°</text:p>
          </table:table-cell>
          <table:table-cell table:style-name="Tableau6.A1" office:value-type="string">
            <text:p text:style-name="P18">Jalons</text:p>
          </table:table-cell>
          <table:table-cell table:style-name="Tableau6.A1" office:value-type="string">
            <text:p text:style-name="P18">Date prévue</text:p>
          </table:table-cell>
        </table:table-row>
        <table:table-row table:style-name="Tableau6.1">
          <table:table-cell table:style-name="Tableau6.A2" office:value-type="string">
            <text:p text:style-name="P25">1</text:p>
          </table:table-cell>
          <table:table-cell table:style-name="Tableau6.B2" office:value-type="string">
            <text:p text:style-name="P25">Retour fréquent de l’avancement du projet lors des séances de travaux dirigés.</text:p>
          </table:table-cell>
          <table:table-cell table:style-name="Tableau6.C2" office:value-type="string">
            <text:p text:style-name="P26">Tous les mercredis depuis le premier octobre et <text:s/>ce jusqu’au 15 décembre.</text:p>
          </table:table-cell>
        </table:table-row>
      </table:table>
      <text:p text:style-name="P12"/>
      <text:h text:style-name="P6" text:outline-level="2"><text:bookmark-start text:name="_Toc84367041"/><text:span text:style-name="T4">Produits livrables</text:span><text:bookmark-end text:name="_Toc84367041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Premier produit livrable du projet</text:p>
          </table:table-cell>
          <table:table-cell table:style-name="Tableau7.A1" office:value-type="string">
            <text:p text:style-name="P18"/>
          </table:table-cell>
        </table:table-row>
        <table:table-row table:style-name="Tableau7.1">
          <table:table-cell table:style-name="Tableau7.A2" office:value-type="string">
            <text:p text:style-name="P20">Description :</text:p>
          </table:table-cell>
          <table:table-cell table:style-name="Tableau7.B2" office:value-type="string">
            <text:p text:style-name="P28">Description du produit livrable********************************</text:p>
          </table:table-cell>
        </table:table-row>
        <table:table-row table:style-name="Tableau7.1">
          <table:table-cell table:style-name="Tableau7.A3" office:value-type="string">
            <text:p text:style-name="P20">Critères d’acceptation :</text:p>
          </table:table-cell>
          <table:table-cell table:style-name="Tableau7.B3" office:value-type="string">
            <text:p text:style-name="P26">Valider par le client</text:p>
          </table:table-cell>
        </table:table-row>
        <table:table-row table:style-name="Tableau7.4">
          <table:table-cell table:style-name="Tableau7.A4" office:value-type="string">
            <text:p text:style-name="P20">Échéances :</text:p>
          </table:table-cell>
          <table:table-cell table:style-name="Tableau7.B4" office:value-type="string">
            <text:p text:style-name="P24">15/12/2021</text:p>
          </table:table-cell>
        </table:table-row>
      </table:table>
      <text:p text:style-name="P15"/>
      <text:h text:style-name="P6" text:outline-level="2"><text:bookmark-start text:name="_Toc84367042"/><text:soft-page-break/><text:span text:style-name="T7">Contraintes</text:span><text:bookmark-end text:name="_Toc84367042"/></text:h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N°</text:p>
          </table:table-cell>
          <table:table-cell table:style-name="Tableau8.A1" office:value-type="string">
            <text:p text:style-name="P18">Contraintes</text:p>
          </table:table-cell>
        </table:table-row>
        <table:table-row table:style-name="Tableau8.1">
          <table:table-cell table:style-name="Tableau8.A2" office:value-type="string">
            <text:p text:style-name="P26">1</text:p>
          </table:table-cell>
          <table:table-cell table:style-name="Tableau8.B2" office:value-type="string">
            <text:p text:style-name="P20"/>
          </table:table-cell>
        </table:table-row>
      </table:table>
      <text:h text:style-name="Heading_20_1" text:outline-level="1"><text:bookmark-start text:name="_Toc84367043"/><text:span text:style-name="T4">Organisation du projet</text:span><text:bookmark-end text:name="_Toc84367043"/><text:span text:style-name="T4"> </text:span></text:h>
      <text:h text:style-name="P6" text:outline-level="2"><text:bookmark-start text:name="_Toc84367044"/><text:span text:style-name="T4">Rôles et responsabilités</text:span><text:bookmark-end text:name="_Toc84367044"/></text:h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8">Rôle dans le cadre du projet</text:p>
          </table:table-cell>
          <table:table-cell table:style-name="Tableau9.A1" office:value-type="string">
            <text:p text:style-name="P18">Responsabilités</text:p>
          </table:table-cell>
          <table:table-cell table:style-name="Tableau9.A1" office:value-type="string">
            <text:p text:style-name="P18">Assigné à</text:p>
          </table:table-cell>
        </table:table-row>
        <table:table-row table:style-name="Tableau9.1">
          <table:table-cell table:style-name="Tableau9.A2" office:value-type="string">
            <text:p text:style-name="P20"/>
          </table:table-cell>
          <table:table-cell table:style-name="Tableau9.B2" office:value-type="string">
            <text:p text:style-name="P31"/>
          </table:table-cell>
          <table:table-cell table:style-name="Tableau9.C2" office:value-type="string">
            <text:p text:style-name="P20"/>
          </table:table-cell>
        </table:table-row>
      </table:table>
      <text:p text:style-name="P12"/>
      <text:p text:style-name="P15"/>
      <text:h text:style-name="P5" text:outline-level="1"><text:bookmark-start text:name="_Toc84367045"/><text:span text:style-name="T4">Signature et approbation de la charte</text:span><text:bookmark-end text:name="_Toc84367045"/></text:h>
      <text:p text:style-name="Standard">La présente section contient les signatures des intervenants clés qui confirment qu’ils approuvent leur rôle et la description du projet, comme ils figurent dans la charte de projet.</text:p>
      <text:p text:style-name="Standard">Si la portée du projet était modifiée, la charte serait mise à jour et sera présentée à nouveau aux fins d’approbation.</text:p>
      <text:p text:style-name="Standard"/>
      <text:p text:style-name="Standard">_________________________________________<text:tab/><text:tab/><text:tab/><text:tab/>________________</text:p>
      <text:p text:style-name="P13"><text:tab/></text:p>
      <text:p text:style-name="Standard">Chef de projet</text:p>
      <text:p text:style-name="Standard"/>
      <text:p text:style-name="Standard"/>
      <text:p text:style-name="Standard">_________________________________________<text:tab/><text:tab/><text:tab/><text:tab/>________________</text:p>
      <text:p text:style-name="P13"><text:tab/> <text:s text:c="3"/></text:p>
      <text:p text:style-name="Standard">Directeur de KIND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rlie Text" svg:font-family="'Charlie Text'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47cm" style:contextual-spacing="false" fo:line-height="12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635cm" style:contextual-spacing="false" fo:keep-together="always" fo:padding-left="0cm" fo:padding-right="0cm" fo:padding-top="0cm" fo:padding-bottom="0.035cm" fo:border-left="none" fo:border-right="none" fo:border-top="none" fo:border-bottom="0.51pt solid #2f5496" fo:keep-with-next="always"/>
      <style:text-properties fo:font-variant="small-caps" fo:color="#1f3864" loext:opacity="100%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2cm" fo:margin-right="0cm" fo:margin-top="0.071cm" fo:margin-bottom="0.423cm" style:contextual-spacing="false" fo:keep-together="always" fo:text-indent="-1.02cm" style:auto-text-indent="false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7cm" fo:margin-right="0cm" fo:margin-top="0.071cm" fo:margin-bottom="0.423cm" style:contextual-spacing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GB" style:font-name-asian="F" style:font-family-generic-asian="system" style:font-pitch-asian="variable" style:language-asian="en" style:country-asian="G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text-align="start" style:justify-single-word="false" fo:padding="0cm" fo:border="none"/>
      <style:text-properties fo:font-variant="normal" fo:text-transform="none" fo:color="#2f5496" loext:opacity="100%" fo:font-weight="normal" style:language-asian="fr" style:country-asian="F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Table" style:family="paragraph" style:parent-style-name="Standard" style:default-outline-level="" style:class="extra">
      <style:paragraph-properties fo:line-height="100%" fo:text-align="start" style:justify-single-word="false"/>
      <style:text-properties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47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variant="small-caps" fo:color="#1f3864" loext:opacity="100%" style:font-name="Calibri Light" fo:font-family="'Calibri Light'" style:font-family-generic="roman" style:font-pitch="variable" fo:font-size="16pt" fo:language="en" fo:country="GB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language="en" fo:country="GB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language="en" fo:country="GB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language="en" fo:country="GB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n" fo:country="GB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n" fo:country="GB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GB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n" fo:country="GB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Sans_20_interligne_20_Car" style:display-name="Sans interligne Car" style:family="text" style:parent-style-name="Default_20_Paragraph_20_Font">
      <style:text-properties fo:language="en" fo:country="GB" style:font-name-asian="F" style:font-family-generic-asian="system" style:font-pitch-asian="variable" style:language-asian="en" style:country-asian="GB"/>
    </style:style>
    <style:style style:name="En-tête_20_Car" style:display-name="En-tête Car" style:family="text" style:parent-style-name="Default_20_Paragraph_20_Font">
      <style:text-properties fo:font-size="12pt" style:font-size-asian="12pt"/>
    </style:style>
    <style:style style:name="Pied_20_de_20_page_20_Car" style:display-name="Pied de page Car" style:family="text" style:parent-style-name="Default_20_Paragraph_20_Font">
      <style:text-properties fo:font-size="12pt" style:font-size-asian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ableau_20_Car" style:display-name="Tableau C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 fo:padding-left="0cm" fo:padding-right="0cm" fo:padding-top="0.035cm" fo:padding-bottom="0cm" fo:border-left="none" fo:border-right="none" fo:border-top="0.51pt solid #7f7f7f" fo:border-bottom="none"/>
      <style:text-properties fo:color="#8eaadb" loext:opacity="100%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34cm" fo:min-width="1.065cm" fo:padding-top="0cm" fo:padding-bottom="0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middle" loext:vertical-rel="page-content-bottom" style:horizontal-pos="center" style:horizontal-rel="page-end-margin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><draw:custom-shape text:anchor-type="paragraph" draw:z-index="4" draw:name="Rectangle 2" draw:style-name="Mgr1" draw:text-style-name="MP2" svg:width="1.572cm" svg:height="0.533cm" draw:transform="rotate (-3.14159265358979) translate (2.032cm 0.266347222222222cm)"><text:p text:style-name="MP1"><text:page-number text:select-page="current">6</text:page-number></text:p><draw:enhanced-geometry draw:mirror-horizontal="tru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4" text:anchor-type="char" svg:x="13.044cm" svg:y="0cm" svg:width="1.326cm" svg:height="0.979cm" draw:z-index="11"><draw:image xlink:href="Pictures/10000000000000F7000000B66A3C9090B0BC5555.png" xlink:type="simple" xlink:show="embed" xlink:actuate="onLoad" draw:mime-type="image/png"/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Charte de projet</dc:title>
    <dc:subject>Titre PRSOSIT</dc:subject>
    <meta:initial-creator>BLOSSEVILLE CHARLES</meta:initial-creator>
    <meta:editing-cycles>5</meta:editing-cycles>
    <meta:print-date>2018-12-18T14:01:00</meta:print-date>
    <meta:creation-date>2021-10-05T20:56:00</meta:creation-date>
    <dc:date>2021-11-17T16:03:07.060966889</dc:date>
    <meta:editing-duration>PT7M32S</meta:editing-duration>
    <meta:generator>LibreOffice/7.0.4.2$Linux_X86_64 LibreOffice_project/00$Build-2</meta:generator>
    <meta:document-statistic meta:table-count="9" meta:image-count="1" meta:object-count="0" meta:page-count="6" meta:paragraph-count="101" meta:word-count="499" meta:character-count="3211" meta:non-whitespace-character-count="2805"/>
    <meta:user-defined meta:name="AppVersion">16.0000</meta:user-defined>
    <meta:user-defined meta:name="Company">A5</meta:user-defined>
    <meta:user-defined meta:name="OOXMLCorePropertyCategory">06/10/2021</meta:user-defined>
    <meta:template xlink:type="simple" xlink:actuate="onRequest" xlink:title="Normal.dotm" xlink:href=""/>
  </office:meta>
</office:document-meta>
</file>